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0cab36"/>
    </style:style>
    <style:style style:name="P2" style:family="paragraph" style:parent-style-name="Preformatted_20_Text">
      <style:text-properties officeooo:rsid="000cab36" officeooo:paragraph-rsid="000cab36"/>
    </style:style>
    <style:style style:name="P3" style:family="paragraph" style:parent-style-name="Preformatted_20_Text">
      <style:text-properties fo:font-weight="normal" officeooo:rsid="000cab36" officeooo:paragraph-rsid="000cab36" style:font-weight-asian="normal" style:font-weight-complex="normal"/>
    </style:style>
    <style:style style:name="P4" style:family="paragraph" style:parent-style-name="Preformatted_20_Text">
      <style:text-properties style:text-underline-style="solid" style:text-underline-width="auto" style:text-underline-color="font-color" fo:font-weight="normal" officeooo:rsid="000cab36" officeooo:paragraph-rsid="000cab36" style:font-weight-asian="normal" style:font-weight-complex="normal"/>
    </style:style>
    <style:style style:name="P5" style:family="paragraph" style:parent-style-name="Preformatted_20_Text">
      <style:text-properties style:text-underline-style="solid" style:text-underline-width="auto" style:text-underline-color="font-color" fo:font-weight="normal" officeooo:rsid="000cab36" officeooo:paragraph-rsid="000db386" style:font-weight-asian="normal" style:font-weight-complex="normal"/>
    </style:style>
    <style:style style:name="P6" style:family="paragraph" style:parent-style-name="Preformatted_20_Text">
      <style:text-properties style:text-underline-style="none" fo:font-weight="normal" officeooo:rsid="000db386" officeooo:paragraph-rsid="000db386" style:font-weight-asian="normal" style:font-weight-complex="normal"/>
    </style:style>
    <style:style style:name="P7" style:family="paragraph" style:parent-style-name="Heading_20_2">
      <style:text-properties officeooo:rsid="000cab36" officeooo:paragraph-rsid="000cab36"/>
    </style:style>
    <style:style style:name="P8" style:family="paragraph" style:parent-style-name="Heading_20_2">
      <style:text-properties officeooo:paragraph-rsid="000db386"/>
    </style:style>
    <style:style style:name="T1" style:family="text">
      <style:text-properties officeooo:rsid="000cab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db3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2">CleanAtlantic Simulations.</text:h>
      <text:p text:style-name="P1"/>
      <text:p text:style-name="P1"/>
      <text:h text:style-name="Heading_20_2" text:outline-level="2"><text:span text:style-name="T1">E</text:span>nlaces simbólicos – <text:span text:style-name="T1">Datos de entrada.</text:span></text:h>
      <text:p text:style-name="P2"/>
      <text:p text:style-name="P2">Los enlaces simbólicos, tal y como su nombre indica son enlaces que permiten acceder al contenido de una carpeta que está en un sitio sin la necesidad de copiar la carpeta en si misma. </text:p>
      <text:p text:style-name="P2"/>
      <text:p text:style-name="P2">Para crearlos se hace lo siguiente:</text:p>
      <text:p text:style-name="P2"/>
      <text:p text:style-name="P2">ln -s \path\al\directorio\original \path\a\donde\creamos\el\enlace\</text:p>
      <text:p text:style-name="P2"/>
      <text:p text:style-name="P2"/>
      <text:p text:style-name="P2">Imagina que descargamos datos de corrientes y de vientos del océano atlántico y se encuentran en la carpeta:</text:p>
      <text:p text:style-name="P2"/>
      <text:p text:style-name="P2">\home\user\datos_cmems\CMEMS_CURRENTS\uv_2020_**.nc </text:p>
      <text:p text:style-name="P2"/>
      <text:p text:style-name="P2"/>
      <text:p text:style-name="P2">Sin embargo nuestras simulaciones están en:</text:p>
      <text:p text:style-name="P2"/>
      <text:p text:style-name="P2">\home\user\PROYECTOS\CleanAtlanticSimulations\Atlantic_OceanSources</text:p>
      <text:p text:style-name="P2"/>
      <text:p text:style-name="P2">Para poder utilizar estos datos sin copiar la carpeta entera, lo ideal es hacer lo siguiente:</text:p>
      <text:p text:style-name="P2"/>
      <text:p text:style-name="P2">1) Dentro de cada simulación hay una carpeta <text:span text:style-name="T2">input_data.</text:span></text:p>
      <text:p text:style-name="P3">2) Dentro de <text:span text:style-name="T2">input_data </text:span>debemos separar las subcarpetas por el tipo de dato.</text:p>
      <text:p text:style-name="P3"><text:tab/>-hydrodynamic</text:p>
      <text:p text:style-name="P3"><text:tab/>-meteorologic</text:p>
      <text:p text:style-name="P3"><text:tab/>-waves</text:p>
      <text:p text:style-name="P3"><text:tab/>-waterQuality</text:p>
      <text:p text:style-name="P3"/>
      <text:p text:style-name="P3">3) Luego según el tipo de dato, nos referimos a ellas dentro del xml principal de cada simulacion.</text:p>
      <text:p text:style-name="P3">4) Para crear el enlace a los datos hydrodinámicos hacemos lo siguiente:</text:p>
      <text:p text:style-name="P3"><text:tab/>ln -s \home\user\datos_cmems\CMEMS_CURRENTS \home\user\PROYECTOS\CleanAtlanticSimulations\Atlantic_OceanSources\input_data\hydrodynamic</text:p>
      <text:p text:style-name="P3"/>
      <text:p text:style-name="P3">De esta manera, cuando nuestra simulación quiera acceder a hydrodynamic en realidad está accediendo a los datos de \home\user\datos_cmems\CMEMS_CURRENTS\uv_2020_**.nc </text:p>
      <text:p text:style-name="P3"/>
      <text:p text:style-name="P4"/>
      <text:h text:style-name="P8" text:outline-level="2"><text:span text:style-name="T1">E</text:span>nlaces simbólicos – <text:span text:style-name="T3">Modificación de las plantillas principales.</text:span></text:h>
      <text:p text:style-name="P5"/>
      <text:p text:style-name="P6">Las plantillas de materialTypes.xml y ncNamesLibrary.xml que hacen referencia a todas las simulaciones, no tiene sentido que cada carpeta tenga la suya. Estas actúan como diccionarios por lo tanto, lo correcto es que sean comunes a todas las simulaciones. 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1T10:27:35.755687518</dc:date>
    <meta:editing-duration>PT13M13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22" meta:word-count="218" meta:character-count="1688" meta:non-whitespace-character-count="1481"/>
  </office:meta>
</office:document-meta>
</file>